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da08a"/>
    </style:style>
    <style:style style:name="P6" style:family="paragraph" style:parent-style-name="Text_20_body">
      <style:text-properties officeooo:rsid="000c4d51" officeooo:paragraph-rsid="000c4d51"/>
    </style:style>
    <style:style style:name="P7" style:family="paragraph" style:parent-style-name="Text_20_body">
      <style:text-properties officeooo:rsid="000c4d51" officeooo:paragraph-rsid="000da08a"/>
    </style:style>
    <style:style style:name="T1" style:family="text">
      <style:text-properties officeooo:rsid="000da0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Inserimento Questionario Metà Anno nel sistema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Giovanni : Responsabile Comitato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 <text:span text:style-name="T1">Giovanni è loggato al sistema @asilo</text:span></text:p>
            <text:p text:style-name="P2">2 <text:span text:style-name="T1">Il sistema mostra la finestra Homepage di @silo</text:span></text:p>
            <text:p text:style-name="P2">3 <text:span text:style-name="T1">Giovanni clicca sulla voce Questionari </text:span></text:p>
            <text:p text:style-name="P2">4 <text:span text:style-name="T1">Il sistema mostra all ' utente la finestra dei Questionari</text:span></text:p>
            <text:p text:style-name="P7"><text:span text:style-name="T1">5 Giovanni clicca sulla voce Inserisci nuovo Questionario</text:span></text:p>
            <text:p text:style-name="P7"><text:span text:style-name="T1">6 Il sistema mostra all' utente la finestra di Inserimento Questionari</text:span></text:p>
            <text:p text:style-name="P7"><text:span text:style-name="T1">7 Giovanni inserisce il Questionario e clicca su Inserisci</text:span></text:p>
            <text:p text:style-name="P7"><text:span text:style-name="T1">8 Il sistema mostra all' utente il messaggio ''Inserimento riuscito'' ritorna alla homepage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30:23.48</meta:creation-date>
    <meta:editing-duration>P0D</meta:editing-duration>
    <meta:editing-cycles>2</meta:editing-cycles>
    <meta:generator>LibreOffice/3.6$Windows_x86 LibreOffice_project/da8c1e6-fd468f4-454e206-f42a4a9-143cfd</meta:generator>
    <dc:date>2012-10-16T20:46:04.94</dc:date>
    <meta:document-statistic meta:table-count="1" meta:image-count="0" meta:object-count="0" meta:page-count="1" meta:paragraph-count="13" meta:word-count="93" meta:character-count="609" meta:non-whitespace-character-count="527"/>
  </office:meta>
</office:document-meta>
</file>